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Project_20_Subheading">
      <style:paragraph-properties fo:line-height="150%"/>
      <style:text-properties fo:font-size="14pt" style:font-size-asian="12.25pt" style:font-size-complex="14pt"/>
    </style:style>
    <style:style style:name="P6" style:family="paragraph" style:parent-style-name="Project_20_Subheading">
      <style:paragraph-properties fo:line-height="150%"/>
    </style:style>
    <style:style style:name="P7" style:family="paragraph" style:parent-style-name="Project_20_Subheading">
      <style:text-properties officeooo:paragraph-rsid="00384f88"/>
    </style:style>
    <style:style style:name="P8" style:family="paragraph" style:parent-style-name="Project_20_Subheading">
      <style:text-properties officeooo:paragraph-rsid="0038e762"/>
    </style:style>
    <style:style style:name="P9" style:family="paragraph" style:parent-style-name="Project_20_Heading">
      <style:paragraph-properties fo:line-height="150%"/>
    </style:style>
    <style:style style:name="P10" style:family="paragraph" style:parent-style-name="Project_20_Heading">
      <style:paragraph-properties fo:line-height="150%"/>
      <style:text-properties fo:font-size="16pt" style:font-size-asian="14pt" style:font-size-complex="16pt"/>
    </style:style>
    <style:style style:name="P11" style:family="paragraph" style:parent-style-name="Project_20_Body">
      <style:paragraph-properties fo:line-height="150%"/>
    </style:style>
    <style:style style:name="P12" style:family="paragraph" style:parent-style-name="Project_20_Body">
      <style:text-properties style:font-name="Inconsolata1" fo:font-weight="bold" officeooo:rsid="003556c3" officeooo:paragraph-rsid="003556c3" style:font-weight-asian="bold" style:font-weight-complex="bold"/>
    </style:style>
    <style:style style:name="P13"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14"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5" style:family="paragraph" style:parent-style-name="Project_20_Code">
      <style:text-properties fo:font-style="normal" officeooo:rsid="00384f88" officeooo:paragraph-rsid="00384f88" style:font-style-asian="normal" style:font-style-complex="normal"/>
    </style:style>
    <style:style style:name="P16" style:family="paragraph" style:parent-style-name="Project_20_Code">
      <style:text-properties fo:font-style="normal" officeooo:rsid="003bcaa8" officeooo:paragraph-rsid="003bcaa8" style:font-style-asian="normal" style:font-style-complex="normal"/>
    </style:style>
    <style:style style:name="P17" style:family="paragraph" style:parent-style-name="Project_20_Code">
      <style:text-properties fo:font-style="normal" officeooo:rsid="003cfc6c" officeooo:paragraph-rsid="003cfc6c" style:font-style-asian="normal" style:font-style-complex="normal"/>
    </style:style>
    <style:style style:name="P18" style:family="paragraph" style:parent-style-name="Project_20_Code">
      <style:text-properties fo:font-style="normal" officeooo:rsid="003eb5a7" officeooo:paragraph-rsid="003eb5a7" style:font-style-asian="normal" style:font-style-complex="normal"/>
    </style:style>
    <style:style style:name="P19" style:family="paragraph" style:parent-style-name="Project_20_Code">
      <style:text-properties fo:font-style="normal" officeooo:rsid="004102c4" officeooo:paragraph-rsid="004102c4" style:font-style-asian="normal" style:font-style-complex="normal"/>
    </style:style>
    <style:style style:name="P20"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21"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22"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23" style:family="paragraph" style:parent-style-name="Project_20_Code">
      <style:text-properties officeooo:paragraph-rsid="0038e762"/>
    </style:style>
    <style:style style:name="P24" style:family="paragraph" style:parent-style-name="Project_20_Code">
      <style:text-properties officeooo:rsid="0038e762" officeooo:paragraph-rsid="0038e762"/>
    </style:style>
    <style:style style:name="P25" style:family="paragraph" style:parent-style-name="Project_20_Code">
      <style:text-properties fo:font-weight="bold" officeooo:rsid="00384f88" officeooo:paragraph-rsid="00384f88" style:font-weight-asian="bold" style:font-weight-complex="bold"/>
    </style:style>
    <style:style style:name="P26" style:family="paragraph" style:parent-style-name="Project_20_Code">
      <style:text-properties fo:font-weight="bold" officeooo:paragraph-rsid="00384f88" style:font-weight-asian="bold" style:font-weight-complex="bold"/>
    </style:style>
    <style:style style:name="P27" style:family="paragraph" style:parent-style-name="Project_20_Code">
      <style:text-properties fo:font-weight="bold" officeooo:rsid="0038e762" officeooo:paragraph-rsid="0038e762" style:font-weight-asian="bold" style:font-weight-complex="bold"/>
    </style:style>
    <style:style style:name="P28" style:family="paragraph" style:parent-style-name="Project_20_Code">
      <style:text-properties fo:font-weight="bold" officeooo:rsid="00367c7f" officeooo:paragraph-rsid="00367c7f" style:font-weight-asian="bold" style:font-weight-complex="bold"/>
    </style:style>
    <style:style style:name="P29"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30"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31" style:family="paragraph" style:parent-style-name="Project_20_Code">
      <style:paragraph-properties fo:margin-left="1.251cm" fo:margin-right="0cm" fo:text-indent="0cm" style:auto-text-indent="false"/>
      <style:text-properties officeooo:rsid="00384f88" officeooo:paragraph-rsid="00384f88"/>
    </style:style>
    <style:style style:name="P32"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3"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34" style:family="paragraph" style:parent-style-name="Project_20_Body">
      <style:paragraph-properties fo:margin-left="0cm" fo:margin-right="0cm" fo:text-indent="0cm" style:auto-text-indent="false"/>
      <style:text-properties style:font-name="Inconsolata1" officeooo:rsid="00367c7f" officeooo:paragraph-rsid="003556c3"/>
    </style:style>
    <style:style style:name="P35" style:family="paragraph" style:parent-style-name="Project_20_Code">
      <style:paragraph-properties fo:margin-left="0cm" fo:margin-right="0cm" fo:text-indent="0cm" style:auto-text-indent="false"/>
      <style:text-properties officeooo:rsid="00384f88" officeooo:paragraph-rsid="00384f88"/>
    </style:style>
    <style:style style:name="P36" style:family="paragraph" style:parent-style-name="Project_20_Code">
      <style:paragraph-properties fo:margin-left="0cm" fo:margin-right="0cm" fo:text-indent="0cm" style:auto-text-indent="false"/>
      <style:text-properties fo:font-style="normal" officeooo:rsid="00367c7f" officeooo:paragraph-rsid="00367c7f" style:font-style-asian="normal" style:font-style-complex="normal"/>
    </style:style>
    <style:style style:name="P37" style:family="paragraph" style:parent-style-name="Project_20_Body">
      <style:paragraph-properties fo:margin-left="1.251cm" fo:margin-right="0cm" fo:text-indent="-0.635cm" style:auto-text-indent="false"/>
      <style:text-properties style:font-name="Inconsolata1" officeooo:rsid="003556c3" officeooo:paragraph-rsid="003556c3"/>
    </style:style>
    <style:style style:name="P38" style:family="paragraph" style:parent-style-name="Project_20_Body">
      <style:paragraph-properties fo:margin-left="1.251cm" fo:margin-right="0cm" fo:text-indent="-0.635cm" style:auto-text-indent="false"/>
      <style:text-properties style:font-name="Inconsolata1" officeooo:rsid="003556c3" officeooo:paragraph-rsid="0038e762"/>
    </style:style>
    <style:style style:name="P39" style:family="paragraph" style:parent-style-name="Project_20_Body">
      <style:paragraph-properties fo:margin-left="1.251cm" fo:margin-right="0cm" fo:text-indent="-0.635cm" style:auto-text-indent="false"/>
      <style:text-properties officeooo:paragraph-rsid="003556c3"/>
    </style:style>
    <style:style style:name="P40" style:family="paragraph" style:parent-style-name="Project_20_Body" style:list-style-name="L1">
      <style:paragraph-properties fo:line-height="150%"/>
    </style:style>
    <style:style style:name="P41" style:family="paragraph" style:parent-style-name="Project_20_Body" style:list-style-name="L2">
      <style:paragraph-properties fo:line-height="150%"/>
    </style:style>
    <style:style style:name="P42" style:family="paragraph" style:parent-style-name="Project_20_Body" style:list-style-name="L3">
      <style:paragraph-properties fo:line-height="150%"/>
    </style:style>
    <style:style style:name="P43" style:family="paragraph" style:parent-style-name="Project_20_Chapter" style:master-page-name="Standard">
      <style:paragraph-properties style:page-number="32" fo:break-before="auto" fo:break-after="auto"/>
    </style:style>
    <style:style style:name="T1" style:family="text">
      <style:text-properties officeooo:rsid="001d7c4a"/>
    </style:style>
    <style:style style:name="T2" style:family="text">
      <style:text-properties officeooo:rsid="0031e5c9"/>
    </style:style>
    <style:style style:name="T3" style:family="text">
      <style:text-properties officeooo:rsid="00367c7f"/>
    </style:style>
    <style:style style:name="T4" style:family="text">
      <style:text-properties officeooo:rsid="00384f88"/>
    </style:style>
    <style:style style:name="T5" style:family="text">
      <style:text-properties style:text-position="super 58%" fo:font-weight="bold" officeooo:rsid="0038e762" style:font-weight-asian="bold" style:font-weight-complex="bold"/>
    </style:style>
    <style:style style:name="T6" style:family="text">
      <style:text-properties style:text-position="super 58%" officeooo:rsid="00465a9f"/>
    </style:style>
    <style:style style:name="T7" style:family="text">
      <style:text-properties style:text-position="super 58%" officeooo:rsid="004808d9"/>
    </style:style>
    <style:style style:name="T8" style:family="text">
      <style:text-properties style:text-position="super 58%" officeooo:rsid="0048ad3e"/>
    </style:style>
    <style:style style:name="T9" style:family="text">
      <style:text-properties style:text-position="super 58%" officeooo:rsid="00493ebf"/>
    </style:style>
    <style:style style:name="T10" style:family="text">
      <style:text-properties style:text-position="0% 100%" officeooo:rsid="0038e762"/>
    </style:style>
    <style:style style:name="T11" style:family="text">
      <style:text-properties style:text-position="sub 58%" fo:font-size="16pt" style:font-size-asian="16pt" style:font-size-complex="16pt"/>
    </style:style>
    <style:style style:name="T12" style:family="text">
      <style:text-properties style:text-position="sub 58%" fo:font-size="16pt" fo:font-weight="bold" style:font-size-asian="16pt" style:font-weight-asian="bold" style:font-size-complex="16pt" style:font-weight-complex="bold"/>
    </style:style>
    <style:style style:name="T13" style:family="text">
      <style:text-properties style:text-position="sub 58%" fo:font-weight="bold" style:font-weight-asian="bold" style:font-weight-complex="bold"/>
    </style:style>
    <style:style style:name="T14" style:family="text">
      <style:text-properties style:text-position="sub 58%" fo:font-weight="bold" officeooo:rsid="0038e762" style:font-weight-asian="bold" style:font-weight-complex="bold"/>
    </style:style>
    <style:style style:name="T15" style:family="text">
      <style:text-properties style:text-position="sub 58%" officeooo:rsid="005743ee"/>
    </style:style>
    <style:style style:name="T16" style:family="text">
      <style:text-properties fo:font-style="normal" style:font-style-asian="normal" style:font-style-complex="normal"/>
    </style:style>
    <style:style style:name="T17" style:family="text">
      <style:text-properties fo:font-style="normal" officeooo:rsid="004caf54" style:font-style-asian="normal" style:font-style-complex="normal"/>
    </style:style>
    <style:style style:name="T18" style:family="text">
      <style:text-properties fo:font-style="normal" officeooo:rsid="00384f88" style:font-style-asian="normal" style:font-style-complex="normal"/>
    </style:style>
    <style:style style:name="T19" style:family="text">
      <style:text-properties officeooo:rsid="0038e762"/>
    </style:style>
    <style:style style:name="T20" style:family="text">
      <style:text-properties officeooo:rsid="003ac833"/>
    </style:style>
    <style:style style:name="T21" style:family="text">
      <style:text-properties fo:font-weight="bold" style:font-weight-asian="bold" style:font-weight-complex="bold"/>
    </style:style>
    <style:style style:name="T22" style:family="text">
      <style:text-properties fo:font-weight="bold" officeooo:rsid="0038e762" style:font-weight-asian="bold" style:font-weight-complex="bold"/>
    </style:style>
    <style:style style:name="T23" style:family="text">
      <style:text-properties officeooo:rsid="004269a1"/>
    </style:style>
    <style:style style:name="T24" style:family="text">
      <style:text-properties officeooo:rsid="0043d6b7"/>
    </style:style>
    <style:style style:name="T25" style:family="text">
      <style:text-properties officeooo:rsid="0045dfa1"/>
    </style:style>
    <style:style style:name="T26" style:family="text">
      <style:text-properties officeooo:rsid="004b11c5"/>
    </style:style>
    <style:style style:name="T27" style:family="text">
      <style:text-properties officeooo:rsid="004caf54"/>
    </style:style>
    <style:style style:name="T28" style:family="text">
      <style:text-properties style:font-name="Inconsolata1" officeooo:rsid="003556c3"/>
    </style:style>
    <style:style style:name="T29" style:family="text">
      <style:text-properties style:font-name="Inconsolata1" officeooo:rsid="0052fe6e"/>
    </style:style>
    <style:style style:name="T30" style:family="text">
      <style:text-properties officeooo:rsid="0052fe6e"/>
    </style:style>
    <style:style style:name="T31" style:family="text">
      <style:text-properties officeooo:rsid="00546b09"/>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roject_20_Body"><text:tab/><text:span text:style-name="T31">This chapter contains the language details and the libraries used for the implementation. Additionally, the pseudo code of the implementation has been outlined in the following sections.</text:span></text:p>
      <text:p text:style-name="P10">5.1 Language used for implementation</text:p>
      <text:p text:style-name="P14"><text:tab/><text:tab/>The core system of the project has been written in Python, whereas the front end contains a mix of Python, HTML and <text:s/>CSS.</text:p>
      <text:p text:style-name="P5">5.1.1 Python</text:p>
      <text:p text:style-name="P11"><text:tab/>Python<text:span text:style-name="T9">[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11"><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11"><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11"><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text:soft-page-break/>"PEP 20 (The Zen of Python)", which includes aphorisms such as:</text:p>
      <text:list xml:id="list266620748548180246" text:style-name="L1">
        <text:list-item>
          <text:p text:style-name="P40">Beautiful is better than ugly </text:p>
        </text:list-item>
        <text:list-item>
          <text:p text:style-name="P40">Explicit is better than implicit </text:p>
        </text:list-item>
        <text:list-item>
          <text:p text:style-name="P40">Simple is better than complex </text:p>
        </text:list-item>
        <text:list-item>
          <text:p text:style-name="P40">Complex is better than complicated </text:p>
        </text:list-item>
        <text:list-item>
          <text:p text:style-name="P40">Readability counts</text:p>
        </text:list-item>
      </text:list>
      <text:p text:style-name="P11"><text:tab/>Libraries like NumPy, SciPy and Matplotlib allow Python to be used effectively in scientific computing, with specialized libraries such as BioPython and Astropy providing domain-specific functionality.</text:p>
      <text:p text:style-name="P9">5.2 Libraries used for implementation</text:p>
      <text:p text:style-name="P11"><text:tab/>The project uses the following libraries, which extend the functionality of Python's standard library.</text:p>
      <text:p text:style-name="P6">5.2.1 NumPy</text:p>
      <text:p text:style-name="P11"><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11"><text:tab/>NumPy<text:span text:style-name="T8">[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11"><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text:soft-page-break/>integrated with Python, a more modern, complete, and open source programming language. </text:p>
      <text:p text:style-name="P6">5.2.2 Flask</text:p>
      <text:p text:style-name="P11"><text:tab/>Flask<text:span text:style-name="T7">[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11"><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11"><text:tab/>Flask has the following features:</text:p>
      <text:list xml:id="list408136485584606714" text:style-name="L2">
        <text:list-item>
          <text:p text:style-name="P41">Contains development server and debugger </text:p>
        </text:list-item>
        <text:list-item>
          <text:p text:style-name="P41">Integrated support for unit testing </text:p>
        </text:list-item>
        <text:list-item>
          <text:p text:style-name="P41">RESTful request dispatching </text:p>
        </text:list-item>
        <text:list-item>
          <text:p text:style-name="P41">Uses Jinja2 for templating </text:p>
        </text:list-item>
        <text:list-item>
          <text:p text:style-name="P41">Support for secure cookies (client side sessions) </text:p>
        </text:list-item>
        <text:list-item>
          <text:p text:style-name="P41">100% WSGI 1.0 compliant </text:p>
        </text:list-item>
        <text:list-item>
          <text:p text:style-name="P41">Unicode-based </text:p>
        </text:list-item>
        <text:list-item>
          <text:p text:style-name="P41">Extensive documentation </text:p>
        </text:list-item>
        <text:list-item>
          <text:p text:style-name="P41">Extensions available to enhance features desired</text:p>
        </text:list-item>
      </text:list>
      <text:p text:style-name="P11"><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6">5.2.3 Matplotlib</text:p>
      <text:p text:style-name="P11"><text:tab/>Matplotlib<text:span text:style-name="T6">[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11"><text:soft-page-break/><text:tab/>Some of the advantages of the combination of Python, NumPy and matplotlib over MATLAB include:</text:p>
      <text:list xml:id="list3857184878590735020" text:style-name="L3">
        <text:list-item>
          <text:p text:style-name="P42">Based on Python, a full-featured modern object-oriented programming language suitable for large-scale software development </text:p>
        </text:list-item>
        <text:list-item>
          <text:p text:style-name="P42">Free and <text:s/>open source</text:p>
        </text:list-item>
        <text:list-item>
          <text:p text:style-name="P42">Native SVG support</text:p>
        </text:list-item>
      </text:list>
      <text:p text:style-name="Project_20_Heading">5.3 <text:span text:style-name="T3">Pseudo </text:span>code</text:p>
      <text:p text:style-name="Project_20_Body"><text:tab/><text:span text:style-name="T1">The pseudo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12">Function <text:span text:style-name="T16">determineOptimalBands(S.W[], K)</text:span></text:p>
      <text:p text:style-name="P13"><text:span text:style-name="T21">Input:</text:span> Array A = {a<text:span text:style-name="T13">0</text:span>..a<text:span text:style-name="T13">N</text:span>}, window size for stream N, number of bands K</text:p>
      <text:p text:style-name="P13"><text:span text:style-name="T21">Output:</text:span> 2-dimensional array band, containing indices of per group elements in A</text:p>
      <text:p text:style-name="P39"><text:span text:style-name="T29"><text:tab/>1. </text:span><text:span text:style-name="T28">J[N] ← {0} //store jumps between consecutive values of A </text:span></text:p>
      <text:p text:style-name="P37"><text:span text:style-name="T30"><text:tab/>2. </text:span>J<text:span text:style-name="T15">s</text:span>[K − 1] ← {0} // stores the top (K − 1) jumps</text:p>
      <text:p text:style-name="P37"><text:span text:style-name="T30"><text:tab/>3. </text:span>upper, lower, nelements ← 0</text:p>
      <text:p text:style-name="P37"><text:span text:style-name="T30"><text:tab/>4. </text:span>I[K − 1] ← 0, I<text:span text:style-name="T13">s</text:span>[K − 1] ← <text:span text:style-name="T25">0</text:span></text:p>
      <text:p text:style-name="P37"><text:s text:c="6"/>// stores indices in A of top ((K − 1)) jumps. </text:p>
      <text:p text:style-name="P37"><text:span text:style-name="T30"><text:tab/>5. </text:span>Sort A in descending order and copy into array As</text:p>
      <text:p text:style-name="P37"><text:s text:c="5"/>// Determining jumps between consecutive values of As </text:p>
      <text:p text:style-name="P37"><text:span text:style-name="T30"><text:tab/>6. </text:span>for i = 0 to N do </text:p>
      <text:p text:style-name="P37"><text:span text:style-name="T30"><text:tab/>7. </text:span><text:s text:c="2"/>J[i] ← A<text:span text:style-name="T13">s</text:span>[i] − A<text:span text:style-name="T13">s</text:span>[i + 1]</text:p>
      <text:p text:style-name="P38"><text:span text:style-name="T30"><text:tab/>8. </text:span>end</text:p>
      <text:p text:style-name="P38"><text:span text:style-name="T30"><text:tab/>9. </text:span>Determine the top K − 1 jumps from array J</text:p>
      <text:p text:style-name="P32"><text:span text:style-name="T19"><text:s text:c="2"/><text:tab/>10. </text:span>Store them in J<text:span text:style-name="T13">s</text:span>[0], J<text:span text:style-name="T13">s</text:span>[1] . . . J<text:span text:style-name="T13">s</text:span>[K − 2]</text:p>
      <text:p text:style-name="P33"><text:span text:style-name="T3"><text:s text:c="2"/><text:tab/>11. </text:span>Store indices of J<text:span text:style-name="T13">s</text:span>[0] <text:span text:style-name="T3">to</text:span> J<text:span text:style-name="T13">s</text:span>[K − 2] in J into array I</text:p>
      <text:p text:style-name="P32"><text:span text:style-name="T3"><text:s text:c="2"/><text:tab/>12. </text:span>Sort array I in ascending order and store in Is </text:p>
      <text:p text:style-name="P32"><text:span text:style-name="T3"><text:s text:c="2"/><text:tab/>13. </text:span>for i = 0 to K − 1 do </text:p>
      <text:p text:style-name="P32"><text:soft-page-break/><text:span text:style-name="T3"><text:s text:c="2"/><text:tab/>14.</text:span><text:tab/>upper ← I<text:span text:style-name="T13">s</text:span>[i]</text:p>
      <text:p text:style-name="P32"><text:span text:style-name="T3"><text:s text:c="2"/><text:tab/>15.</text:span><text:tab/>nelements ← upper - lower + 1</text:p>
      <text:p text:style-name="P32"><text:span text:style-name="T3"><text:s text:c="2"/><text:tab/>16.</text:span><text:tab/>k ← 0</text:p>
      <text:p text:style-name="P32"><text:span text:style-name="T3"><text:s text:c="2"/><text:tab/>17.</text:span><text:tab/>band[i][k++] ← nelements</text:p>
      <text:p text:style-name="P32"><text:span text:style-name="T3"><text:s text:c="2"/><text:tab/>18.</text:span><text:tab/>for j = lower to (lower+nelements) do </text:p>
      <text:p text:style-name="P32"><text:span text:style-name="T3"><text:s text:c="2"/><text:tab/>19.</text:span><text:tab/><text:tab/>band[i][k++] ← index of A<text:span text:style-name="T13">s</text:span>[j] in A</text:p>
      <text:p text:style-name="P32"><text:span text:style-name="T3"><text:s text:c="2"/><text:tab/>20.</text:span><text:tab/>end </text:p>
      <text:p text:style-name="P32"><text:span text:style-name="T3"><text:s text:c="2"/><text:tab/>21.</text:span><text:tab/>lower ← upper + 1</text:p>
      <text:p text:style-name="P32"><text:span text:style-name="T3"><text:s text:c="2"/><text:tab/>22. </text:span>end </text:p>
      <text:p text:style-name="P32"><text:span text:style-name="T3"><text:s text:c="2"/><text:tab/>23. </text:span>band[i][K++] ← remaining elements of A</text:p>
      <text:p text:style-name="P34"><text:s text:c="2"/><text:tab/>24. return band </text:p>
      <text:p text:style-name="Project_20_Subheading">5.3.2 <text:s/>Update probabilities procedure</text:p>
      <text:p text:style-name="Project_20_Body"><text:s text:c="8"/>This module computes and updates the probability based on the events.</text:p>
      <text:p text:style-name="P28">Function <text:span text:style-name="T16">updateProbabilities(S, K, band, L)</text:span></text:p>
      <text:p text:style-name="P21"><text:span text:style-name="T21">Input:</text:span> TCP Stream structure S, 2-D array band containing band indices of groups of A, number of bands K, Index of observable type L (for writing into appropriate index at S.W) </text:p>
      <text:p text:style-name="P21"><text:span text:style-name="T21">Output:</text:span> Probabilities of events updated into corresponding W index in S</text:p>
      <text:p text:style-name="P30"><text:s/>1. avgwcount ← 0; </text:p>
      <text:p text:style-name="P30"><text:s text:c="3"/>/* Increment total window to accommodate smoothing */ </text:p>
      <text:p text:style-name="P30"><text:s/>2. S.total windows in learning+= K; </text:p>
      <text:p text:style-name="P30"><text:s/>3. for j = 0 to K do </text:p>
      <text:p text:style-name="P30"><text:s/>4. <text:tab/>nelband ← band[j][0]; </text:p>
      <text:p text:style-name="P30"><text:s/>5. <text:tab/>for k = 1 to (1+ nelband) do </text:p>
      <text:p text:style-name="P30"><text:s/>6. <text:tab/><text:tab/>avgwcount ← avgwcount + S.W[L][band[j][k]]; </text:p>
      <text:p text:style-name="P30"><text:s/>7. <text:tab/>end </text:p>
      <text:p text:style-name="P30"><text:tab/>/* Smooth the event group and compute mean */</text:p>
      <text:p text:style-name="P30"><text:s/>8. <text:tab/>avgwcount++; </text:p>
      <text:p text:style-name="P30"><text:s/>9. <text:tab/>avgwcount ← avgwcount / nelband </text:p>
      <text:p text:style-name="P30"><text:tab/>/* Write the mean value into the corresponding W indices of the <text:tab/>observable type. */ </text:p>
      <text:p text:style-name="P36"><text:s text:c="6"/>10.<text:tab/> for k = 1 to (1+ nelband) do </text:p>
      <text:p text:style-name="P36"><text:soft-page-break/><text:s text:c="6"/>11. <text:tab/><text:tab/>S.W[L][band[j][k]] ← avgwcount; </text:p>
      <text:p text:style-name="P36"><text:s text:c="6"/>12. <text:tab/> end </text:p>
      <text:p text:style-name="P30"><text:tab/>/* Compute probabilities */ </text:p>
      <text:p text:style-name="P36"><text:s text:c="6"/>13. <text:tab/>for k = 1 to (1+ nelband) do </text:p>
      <text:p text:style-name="P36"><text:s text:c="6"/>14. <text:tab/><text:tab/>S.W[L][band[j][k]] ← S.W [L][band[j][k]] / <text:tab/><text:tab/><text:tab/><text:tab/><text:tab/><text:tab/><text:tab/><text:tab/><text:tab/><text:span text:style-name="T24">(</text:span>S.total windows in learning<text:span text:style-name="T24">)</text:span></text:p>
      <text:p text:style-name="P36"><text:s text:c="6"/>15. <text:tab/>end </text:p>
      <text:p text:style-name="P36"><text:s text:c="6"/>16. <text:tab/>avgwcount ← 0</text:p>
      <text:p text:style-name="P36"><text:s text:c="6"/>17. end </text:p>
      <text:p text:style-name="P36"><text:s text:c="6"/>18. return S</text:p>
      <text:p text:style-name="Project_20_Subheading">5.<text:span text:style-name="T2">3</text:span>.3 <text:s/>Train procedure</text:p>
      <text:p text:style-name="Project_20_Body"><text:s text:c="5"/>This module trains the N<text:span text:style-name="T27">aive </text:span>B<text:span text:style-name="T27">ayes </text:span>C<text:span text:style-name="T27">lassifier</text:span>.</text:p>
      <text:p text:style-name="P25">Function <text:span text:style-name="T16">Train(S, TF, N, K)</text:span></text:p>
      <text:p text:style-name="P20"><text:span text:style-name="T21">Input:</text:span> Stream S, Traffic Statistics TF, Window size for stream S.N, number of bands S.K</text:p>
      <text:p text:style-name="P20"><text:span text:style-name="T21">Output:</text:span> Updated Stream Data Structure S with <text:span text:style-name="T26">learnt</text:span> probabilities.</text:p>
      <text:p text:style-name="P31">1. for Every window in TF do </text:p>
      <text:p text:style-name="P31">2.<text:tab/>Populate S.C<text:span text:style-name="T12">i</text:span>s for each of the 6 T<text:span text:style-name="T13">i</text:span> s</text:p>
      <text:p text:style-name="P31">3.<text:tab/>for i = 1 to 6 do </text:p>
      <text:p text:style-name="P31"><text:tab/>/* Update corresponding event occurrence. */ </text:p>
      <text:p text:style-name="P31">4.<text:tab/><text:tab/>Increment S.W[i][S.C<text:span text:style-name="T12">i</text:span>]</text:p>
      <text:p text:style-name="P31">5. <text:tab/>end </text:p>
      <text:p text:style-name="P31">6.<text:tab/>Increment S.total windows in learning</text:p>
      <text:p text:style-name="P31">7.<text:tab/>Reset S.C<text:span text:style-name="T12">i</text:span>s</text:p>
      <text:p text:style-name="P31">8. end </text:p>
      <text:p text:style-name="P31">/* Determine Optimal bands for each row of W, compute </text:p>
      <text:p text:style-name="P31">probabilities */ </text:p>
      <text:p text:style-name="P31">9. for i = 1 to 6 do </text:p>
      <text:p text:style-name="P35"><text:s text:c="5"/>10.<text:tab/>band ← determineOptimalBands (S.W[i],S.N,S.K)</text:p>
      <text:p text:style-name="P31"><text:tab/>// Determine band ranges for row i </text:p>
      <text:p text:style-name="P35"><text:s text:c="5"/>11. <text:tab/>S ← updateProbabilities(S, S.K, band, i)</text:p>
      <text:p text:style-name="P31"><text:soft-page-break/><text:tab/>// Determine probabilities for row i </text:p>
      <text:p text:style-name="P31">12. end </text:p>
      <text:p text:style-name="P31">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5">Function <text:span text:style-name="T16">Trainphase</text:span><text:span text:style-name="T17">()</text:span></text:p>
      <text:p text:style-name="P19"><text:span text:style-name="T21">Input:</text:span> Partially update stream structure S, Traffic statistics TF, window size S.N, number of bands S.K, error proportion S.t</text:p>
      <text:p text:style-name="P19"><text:span text:style-name="T21">Output:</text:span> Updated Stream Data Structure S with <text:span text:style-name="T26">learnt</text:span> probabilities and threshold probability for stream</text:p>
      <text:p text:style-name="P29">1. S ← Train(S, TF, S.N, S.K) </text:p>
      <text:p text:style-name="P29"><text:s text:c="2"/>/* Determine Threshold probability for the stream */ </text:p>
      <text:p text:style-name="P29">2. S.thresholdprobability ← <text:tab/>determineThresholdProbability(S.N,TF,S.t)</text:p>
      <text:p text:style-name="P29">3. return S </text:p>
      <text:p text:style-name="P7">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22"><text:span text:style-name="T16">Function</text:span> <text:span text:style-name="T16">determineProbability(W, S)</text:span></text:p>
      <text:p text:style-name="P18"><text:span text:style-name="T21">Input:</text:span> Stream with NB probabilities S, packet window statistics W </text:p>
      <text:p text:style-name="P18"><text:span text:style-name="T21">Output:</text:span> Probability P of window W</text:p>
      <text:p text:style-name="P15"><text:tab/>1. <text:span text:style-name="T26">Initialize</text:span> P to 1 </text:p>
      <text:p text:style-name="P15"><text:tab/>2. Determine counts of packets with flags of all 6 groups <text:tab/>T<text:span text:style-name="T13">1</text:span> to T<text:span text:style-name="T13">6</text:span> <text:tab/> <text:s text:c="2"/>and update counts C<text:span text:style-name="T12">1</text:span><text:span text:style-name="T11"> </text:span>to C<text:span text:style-name="T12">6</text:span><text:span text:style-name="T13"> </text:span></text:p>
      <text:p text:style-name="P15"><text:tab/>3. for i = 1 to 6 do </text:p>
      <text:p text:style-name="P15"><text:tab/>4. <text:tab/>P = P * S.W[i][C<text:span text:style-name="T12">i</text:span>]</text:p>
      <text:p text:style-name="P15"><text:tab/>5. end </text:p>
      <text:p text:style-name="P15">6. return P</text:p>
      <text:p text:style-name="P15"/>
      <text:p text:style-name="Project_20_Subheading"><text:soft-page-break/>5.<text:span text:style-name="T2">3</text:span>.6 <text:s/>Determine threshold probability procedure</text:p>
      <text:p text:style-name="Project_20_Body"><text:s/><text:tab/>This module computes the threshold probability which will be used to classify if a particular window is either an attack window or not.</text:p>
      <text:p text:style-name="P26"><text:span text:style-name="T4">Function </text:span><text:span text:style-name="T18">determineThresholdProbability(S, N, TF, t)</text:span><text:span text:style-name="T16"> </text:span></text:p>
      <text:p text:style-name="P17"><text:span text:style-name="T21">Input:</text:span> Stream S, Window size for stream N, Traffic statistics TF, Error proportion t percent </text:p>
      <text:p text:style-name="P17"><text:span text:style-name="T21">Output:</text:span> Threshold probability P<text:span text:style-name="T13">t</text:span> for S</text:p>
      <text:p text:style-name="P24"><text:s text:c="5"/>1. Seed Rng () </text:p>
      <text:p text:style-name="P24"><text:s text:c="5"/>2. parray[] ← 0</text:p>
      <text:p text:style-name="P24"><text:tab/> <text:s/>// Grouping Learning traffic </text:p>
      <text:p text:style-name="P23"><text:span text:style-name="T19"><text:s text:c="5"/>3. Split traffic TF uniformly at random into 10 groups G</text:span><text:span text:style-name="T14">1</text:span><text:span text:style-name="T19"> to G</text:span><text:span text:style-name="T14">10</text:span></text:p>
      <text:p text:style-name="P24"><text:s text:c="5"/>4. for i = 1 to 10 do </text:p>
      <text:p text:style-name="P23"><text:span text:style-name="T19"><text:s text:c="5"/>5.<text:tab/>G ← TF − G</text:span><text:span text:style-name="T14">i</text:span><text:span text:style-name="T19"> </text:span></text:p>
      <text:p text:style-name="P23"><text:span text:style-name="T19"><text:s text:c="5"/>6.<text:tab/>B ← G</text:span><text:span text:style-name="T14">i</text:span><text:span text:style-name="T19"> </text:span></text:p>
      <text:p text:style-name="P23"><text:tab/><text:tab/><text:span text:style-name="T19">/* Learn from 9/10</text:span><text:span text:style-name="T5">th</text:span><text:span text:style-name="T10"> of traffic</text:span></text:p>
      <text:p text:style-name="P24"><text:s text:c="5"/>7.<text:tab/>Stemp ← Train (SF, G) </text:p>
      <text:p text:style-name="P23"><text:span text:style-name="T19"><text:tab/><text:tab/>// Compute probability of remaining 1/10</text:span><text:span text:style-name="T5">th</text:span><text:span text:style-name="T22"> </text:span><text:span text:style-name="T19">of traffic</text:span></text:p>
      <text:p text:style-name="P24"><text:s text:c="5"/>8. <text:s/>for every window W in B do </text:p>
      <text:p text:style-name="P23"><text:span text:style-name="T19"><text:s text:c="5"/>9. <text:tab/>P ← determineProbability (W, S</text:span><text:span text:style-name="T14">temp</text:span><text:span text:style-name="T19">)</text:span></text:p>
      <text:p text:style-name="P24"><text:s text:c="4"/>10. <text:s text:c="2"/>add P to parray; </text:p>
      <text:p text:style-name="P24"><text:s text:c="4"/>11. <text:s/>end </text:p>
      <text:p text:style-name="P24"><text:s text:c="4"/>12. end </text:p>
      <text:p text:style-name="P23"><text:span text:style-name="T19"><text:tab/> <text:s/>//Sieving lower probabilities</text:span> <text:s/></text:p>
      <text:p text:style-name="P23"><text:span text:style-name="T19"><text:s text:c="4"/>13. result ← (t/100 * len(parray) + 1)</text:span><text:span text:style-name="T5">th</text:span><text:span text:style-name="T19"> smallest element of parray</text:span></text:p>
      <text:p text:style-name="P24"><text:s text:c="4"/>14. return result</text:p>
      <text:p text:style-name="P8">5.<text:span text:style-name="T2">3</text:span>.7 <text:s/>Deploy procedure</text:p>
      <text:p text:style-name="Project_20_Body"><text:tab/>This module tests the input traffic and computes if a window <text:span text:style-name="T20">is clean or not</text:span>.</text:p>
      <text:p text:style-name="P27">Function <text:span text:style-name="T16">Deploy(S, IT, AWC)</text:span></text:p>
      <text:p text:style-name="P16"><text:span text:style-name="T21">Input: </text:span>Str<text:span text:style-name="T23">e</text:span>am S, Input Traffic IT, Abnormal Window Count (AWC)</text:p>
      <text:p text:style-name="P24"><text:tab/>1. A ← 0; </text:p>
      <text:p text:style-name="P24"><text:tab/>2. for every packet window W in T do </text:p>
      <text:p text:style-name="P24"><text:soft-page-break/><text:tab/>3.<text:tab/> P ← determineProbability (W, S) </text:p>
      <text:p text:style-name="P24"><text:tab/>4. <text:tab/>if P &lt; Threshold probability of S then </text:p>
      <text:p text:style-name="P24"><text:tab/>5. <text:tab/><text:tab/>increment A </text:p>
      <text:p text:style-name="P24"><text:tab/>6. <text:tab/> else </text:p>
      <text:p text:style-name="P24"><text:tab/>7. <text:tab/><text:tab/>decrement A</text:p>
      <text:p text:style-name="P24"><text:tab/>8. <text:tab/> end </text:p>
      <text:p text:style-name="P24"><text:tab/>9. <text:tab/> if A ≥ AWC then </text:p>
      <text:p text:style-name="P24"><text:s text:c="5"/>10. <text:tab/><text:tab/>return attack</text:p>
      <text:p text:style-name="P24"><text:s text:c="5"/>11. <text:tab/> end </text:p>
      <text:p text:style-name="P24"><text:s text:c="5"/>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7cm" style:rel-column-width="23156*"/>
    </style:style>
    <style:style style:name="Table2.B" style:family="table-column">
      <style:table-column-properties style:column-width="8.599cm" style:rel-column-width="35509*"/>
    </style:style>
    <style:style style:name="Table2.C" style:family="table-column">
      <style:table-column-properties style:column-width="1.663cm" style:rel-column-width="6870*"/>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0</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6:30:36.441697159</dc:date>
    <meta:editing-duration>PT3H11M28S</meta:editing-duration>
    <meta:editing-cycles>71</meta:editing-cycles>
    <meta:generator>LibreOffice/4.2.4.2$Linux_X86_64 LibreOffice_project/420m0$Build-2</meta:generator>
    <meta:document-statistic meta:table-count="1" meta:image-count="0" meta:object-count="0" meta:page-count="9" meta:paragraph-count="188" meta:word-count="1917" meta:character-count="11888" meta:non-whitespace-character-count="9730"/>
  </office:meta>
</office:document-meta>
</file>